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draw:marker-start="" draw:marker-end="Arrow" draw:marker-end-width="0.20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4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solid" draw:fill-color="#ffffff" draw:textarea-vertical-align="middle"/>
    </style:style>
    <style:style style:name="gr17" style:family="graphic" style:parent-style-name="objectwithoutfill">
      <style:graphic-properties draw:marker-start="Circle" draw:marker-start-width="0.102cm" draw:marker-end="" draw:marker-end-width="0.3cm" draw:fill="solid" draw:fill-color="#ffffff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2.197cm"/>
    </style:style>
    <style:style style:name="gr21" style:family="graphic" style:parent-style-name="standard">
      <style:graphic-properties draw:stroke="none" draw:fill="none" fo:min-height="0.557cm"/>
    </style:style>
    <style:style style:name="gr22" style:family="graphic" style:parent-style-name="objectwithoutfill">
      <style:graphic-properties draw:fill="solid" draw:fill-color="#c0c0c0" draw:textarea-vertical-align="middle"/>
    </style:style>
    <style:style style:name="gr23" style:family="graphic" style:parent-style-name="objectwithoutfill">
      <style:graphic-properties draw:fill="none" draw:fill-color="#c0c0c0" draw:textarea-vertical-align="middle"/>
    </style:style>
    <style:style style:name="gr24" style:family="graphic" style:parent-style-name="standard">
      <style:graphic-properties draw:stroke="none" draw:fill="none" draw:fill-color="#c0c0c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1.518cm"/>
    </style:style>
    <style:style style:name="gr26" style:family="graphic" style:parent-style-name="standard">
      <style:graphic-properties draw:stroke="none" draw:fill="none" fo:min-height="3.1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1cm"/>
    </style:style>
    <style:style style:name="gr33" style:family="graphic" style:parent-style-name="objectwithoutfill">
      <style:graphic-properties draw:marker-start="Arrow" draw:marker-end="" draw:marker-end-width="0.20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48cm"/>
    </style:style>
    <style:style style:name="gr35" style:family="graphic" style:parent-style-name="standard">
      <style:graphic-properties draw:stroke="none" draw:fill="none" fo:min-height="12.426cm"/>
    </style:style>
    <style:style style:name="gr36" style:family="graphic" style:parent-style-name="standard">
      <style:graphic-properties draw:fill="none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000000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9" style:family="paragraph">
      <style:paragraph-properties fo:text-align="center"/>
      <style:text-properties fo:color="#000000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000000"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center"/>
      <style:text-properties fo:color="#000000" fo:font-size="14pt" style:font-size-asian="14pt" style:font-size-complex="14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style:paragraph-properties fo:text-align="end"/>
      <style:text-properties fo:color="#000000"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style:paragraph-properties fo:text-align="start"/>
      <style:text-properties fo:color="#000000" fo:font-size="16pt" style:font-size-asian="16pt" style:font-size-complex="16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text-properties fo:color="#000000" fo:font-weight="bold" style:font-weight-asian="bold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fo:font-family="'Liberation Sans'" style:font-family-generic="swiss" style:font-pitch="variable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T5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6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text-underline-style="solid" style:text-underline-width="auto" style:text-underline-color="font-color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T7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text-underline-style="none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8" style:family="text">
      <style:text-properties fo:color="#000000" fo:font-family="'Liberation Sans'" style:font-family-generic="swiss" style:font-pitch="variable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family="'Liberation Sans'" style:font-family-generic="swiss" style:font-pitch="variable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color="#000000" fo:font-family="'Liberation Sans'" style:font-family-generic="swiss" style:font-pitch="variable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3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1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1pt"/>
    </style:style>
    <style:style style:name="T14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text-underline-style="solid" style:text-underline-width="auto" style:text-underline-color="font-color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1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1pt" style:font-weight-complex="bold"/>
    </style:style>
    <style:style style:name="T15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text-underline-style="none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1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1pt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02cm" svg:height="2.21cm" svg:x="4.762cm" svg:y="11.029cm">
          <text:p/>
          <draw:enhanced-geometry svg:viewBox="0 0 88 21600" draw:glue-points="44 ?f6 44 0 0 10800 44 21600 88 10800" draw:text-areas="0 ?f6 88 ?f3" draw:type="can" draw:modifiers="7209.7693351424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99cm" svg:height="0.762cm" svg:x="29.634cm" svg:y="11.76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0.699cm" svg:height="0.762cm" svg:x="30.459cm" svg:y="11.76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text-style-name="P2" draw:layer="layout" svg:width="8.046cm" svg:height="1.361cm" svg:x="4.262cm" svg:y="0.16cm">
          <draw:text-box>
            <text:p text:style-name="P1"><text:span text:style-name="T1">Publisher App's Process </text:span></text:p>
            <text:p text:style-name="P1"><text:span text:style-name="T2">(one of many workers shown)</text:span></text:p>
          </draw:text-box>
        </draw:frame>
        <draw:custom-shape draw:style-name="gr2" draw:text-style-name="P1" draw:layer="layout" svg:width="0.699cm" svg:height="0.762cm" svg:x="31.36cm" svg:y="11.76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2" draw:layer="layout" svg:width="2.332cm" svg:height="0.806cm" svg:x="5.672cm" svg:y="11.029cm">
          <draw:text-box>
            <text:p><text:span text:style-name="T1">DB 1</text:span></text:p>
          </draw:text-box>
        </draw:frame>
        <draw:line draw:style-name="gr5" draw:text-style-name="P1" draw:layer="layout" svg:x1="5.158cm" svg:y1="12.474cm" svg:x2="3.81cm" svg:y2="12.454cm">
          <text:p/>
        </draw:line>
        <draw:frame draw:style-name="gr6" draw:text-style-name="P3" draw:layer="layout" svg:width="4.667cm" svg:height="0.725cm" svg:x="0.254cm" svg:y="11.749cm">
          <draw:text-box>
            <text:p><text:span text:style-name="T3">(e.g., PostgreSQL)</text:span></text:p>
          </draw:text-box>
        </draw:frame>
        <draw:g>
          <draw:custom-shape draw:style-name="gr7" draw:text-style-name="P4" draw:layer="layout" svg:width="6.142cm" svg:height="0.816cm" svg:x="2.386cm" svg:y="9.626cm">
            <text:p text:style-name="P4"><text:span text:style-name="T1">DB Driv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" draw:layer="layout" svg:width="13.378cm" svg:height="10.678cm" svg:x="1.816cm" svg:y="0.044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6.066cm" svg:height="0.606cm" svg:x="2.37cm" svg:y="8.244cm">
            <text:p text:style-name="P5"><text:span text:style-name="T1">Synapse Query Intercep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6.142cm" svg:height="0.742cm" svg:x="2.286cm" svg:y="6.686cm">
            <text:p text:style-name="P5"><text:span text:style-name="T1">ORM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draw:layer="layout" svg:width="2.548cm" svg:height="0.67cm" svg:x="5.742cm" svg:y="9.726cm">
          <text:p text:style-name="P1"><text:span text:style-name="T1">2PC hook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451cm" svg:y1="5.952cm" svg:x2="5.451cm" svg:y2="6.686cm">
          <text:p/>
        </draw:line>
        <draw:line draw:style-name="gr11" draw:text-style-name="P1" draw:layer="layout" svg:x1="5.402cm" svg:y1="10.452cm" svg:x2="5.402cm" svg:y2="11.184cm">
          <text:p/>
        </draw:line>
        <draw:line draw:style-name="gr11" draw:text-style-name="P1" draw:layer="layout" svg:x1="11.015cm" svg:y1="5.848cm" svg:x2="8.436cm" svg:y2="9.204cm">
          <text:p/>
        </draw:line>
        <draw:line draw:style-name="gr12" draw:text-style-name="P1" draw:layer="layout" svg:x1="14.825cm" svg:y1="4.74cm" svg:x2="16.095cm" svg:y2="4.74cm">
          <text:p/>
        </draw:line>
        <draw:custom-shape draw:style-name="gr10" draw:text-style-name="P5" draw:layer="layout" svg:width="3.714cm" svg:height="1.27cm" svg:x="16.095cm" svg:y="4.032cm">
          <text:p text:style-name="P1"><text:span text:style-name="T1">Reliable <text:s text:c="2"/></text:span></text:p>
          <text:p text:style-name="P1"><text:span text:style-name="T1">Pub/Sub <text:s text:c="2"/>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8.151cm" svg:height="1.361cm" svg:x="23.145cm" svg:y="0.16cm">
          <draw:text-box>
            <text:p text:style-name="P1"><text:span text:style-name="T1">Subscriber App's Process</text:span></text:p>
            <text:p text:style-name="P1"><text:span text:style-name="T2">(one of many workers shown)</text:span></text:p>
          </draw:text-box>
        </draw:frame>
        <draw:frame draw:style-name="gr4" draw:text-style-name="P2" draw:layer="layout" svg:width="1.863cm" svg:height="0.806cm" svg:x="30.229cm" svg:y="10.76cm">
          <draw:text-box>
            <text:p><text:span text:style-name="T1">DB 2</text:span></text:p>
          </draw:text-box>
        </draw:frame>
        <draw:line draw:style-name="gr5" draw:text-style-name="P1" draw:layer="layout" svg:x1="28.956cm" svg:y1="13.008cm" svg:x2="29.718cm" svg:y2="12.529cm">
          <text:p/>
        </draw:line>
        <draw:frame draw:style-name="gr13" draw:text-style-name="P3" draw:layer="layout" svg:width="4.347cm" svg:height="0.754cm" svg:x="25.625cm" svg:y="12.754cm">
          <draw:text-box draw:corner-radius="2.54cm">
            <text:p><text:span text:style-name="T3">(e.g., MongoDB)</text:span></text:p>
          </draw:text-box>
        </draw:frame>
        <draw:g>
          <draw:custom-shape draw:style-name="gr7" draw:text-style-name="P6" draw:layer="layout" svg:width="5.334cm" svg:height="0.697cm" svg:x="27.082cm" svg:y="9.101cm">
            <text:p text:style-name="P6"><text:span text:style-name="T1">DB Driv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" draw:layer="layout" svg:width="12.097cm" svg:height="10.17cm" svg:x="20.653cm" svg:y="0.04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9.608cm" svg:y1="8.233cm" svg:x2="29.622cm" svg:y2="9.201cm">
          <text:p/>
        </draw:line>
        <draw:line draw:style-name="gr11" draw:text-style-name="P1" draw:layer="layout" svg:x1="29.622cm" svg:y1="9.798cm" svg:x2="29.622cm" svg:y2="10.937cm">
          <text:p/>
        </draw:line>
        <draw:custom-shape draw:style-name="gr14" draw:text-style-name="P1" draw:layer="layout" svg:width="5.034cm" svg:height="0.962cm" svg:x="10.307cm" svg:y="12.25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5" draw:text-style-name="P1" draw:layer="layout" svg:width="1.041cm" svg:height="1.053cm" svg:x="5.158cm" svg:y="11.9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5.158cm" svg:y1="12.226cm" svg:x2="6.2cm" svg:y2="12.226cm">
              <text:p/>
            </draw:line>
            <draw:line draw:style-name="gr16" draw:text-style-name="P1" draw:layer="layout" svg:x1="5.158cm" svg:y1="12.474cm" svg:x2="6.2cm" svg:y2="12.474cm">
              <text:p/>
            </draw:line>
            <draw:line draw:style-name="gr16" draw:text-style-name="P1" draw:layer="layout" svg:x1="5.158cm" svg:y1="12.723cm" svg:x2="6.2cm" svg:y2="12.723cm">
              <text:p/>
            </draw:line>
            <draw:line draw:style-name="gr16" draw:text-style-name="P1" draw:layer="layout" svg:x1="5.812cm" svg:y1="11.977cm" svg:x2="5.812cm" svg:y2="13.03cm">
              <text:p/>
            </draw:line>
            <draw:line draw:style-name="gr16" draw:text-style-name="P1" draw:layer="layout" svg:x1="5.46cm" svg:y1="11.977cm" svg:x2="5.46cm" svg:y2="13.03cm">
              <text:p/>
            </draw:line>
          </draw:g>
          <draw:g>
            <draw:custom-shape draw:style-name="gr15" draw:text-style-name="P1" draw:layer="layout" svg:width="1.041cm" svg:height="1.053cm" svg:x="6.449cm" svg:y="11.9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6.448cm" svg:y1="12.226cm" svg:x2="7.49cm" svg:y2="12.226cm">
              <text:p/>
            </draw:line>
            <draw:line draw:style-name="gr16" draw:text-style-name="P1" draw:layer="layout" svg:x1="6.448cm" svg:y1="12.474cm" svg:x2="7.49cm" svg:y2="12.474cm">
              <text:p/>
            </draw:line>
            <draw:line draw:style-name="gr16" draw:text-style-name="P1" draw:layer="layout" svg:x1="6.448cm" svg:y1="12.723cm" svg:x2="7.49cm" svg:y2="12.723cm">
              <text:p/>
            </draw:line>
            <draw:line draw:style-name="gr16" draw:text-style-name="P1" draw:layer="layout" svg:x1="7.102cm" svg:y1="11.977cm" svg:x2="7.102cm" svg:y2="13.03cm">
              <text:p/>
            </draw:line>
            <draw:line draw:style-name="gr16" draw:text-style-name="P1" draw:layer="layout" svg:x1="6.75cm" svg:y1="11.977cm" svg:x2="6.75cm" svg:y2="13.03cm">
              <text:p/>
            </draw:line>
          </draw:g>
          <draw:line draw:style-name="gr17" draw:text-style-name="P1" draw:layer="layout" svg:x1="5.903cm" svg:y1="12.309cm" svg:x2="6.648cm" svg:y2="12.309cm">
            <text:p/>
          </draw:line>
          <draw:line draw:style-name="gr17" draw:text-style-name="P1" draw:layer="layout" svg:x1="5.903cm" svg:y1="12.557cm" svg:x2="6.648cm" svg:y2="12.557cm">
            <text:p/>
          </draw:line>
          <draw:line draw:style-name="gr17" draw:text-style-name="P1" draw:layer="layout" svg:x1="5.903cm" svg:y1="12.889cm" svg:x2="6.648cm" svg:y2="12.889cm">
            <text:p/>
          </draw:line>
          <draw:line draw:style-name="gr17" draw:text-style-name="P1" draw:layer="layout" svg:x1="5.903cm" svg:y1="12.06cm" svg:x2="6.648cm" svg:y2="12.06cm">
            <text:p/>
          </draw:line>
        </draw:g>
        <draw:g>
          <draw:custom-shape draw:style-name="gr18" draw:text-style-name="P1" draw:layer="layout" svg:width="4.158cm" svg:height="1.898cm" svg:x="3.456cm" svg:y="3.518cm">
            <text:p/>
            <draw:enhanced-geometry svg:viewBox="0 0 21600 21600" draw:path-stretchpoint-x="10800" draw:path-stretchpoint-y="10800" draw:text-areas="?f3 ?f4 ?f5 ?f6" draw:type="round-rectangle" draw:modifiers="2731.034482758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4.158cm" svg:height="2.18cm" svg:x="3.226cm" svg:y="3.702cm">
            <text:p/>
            <draw:enhanced-geometry svg:viewBox="0 0 21600 21600" draw:path-stretchpoint-x="10800" draw:path-stretchpoint-y="10800" draw:text-areas="?f3 ?f4 ?f5 ?f6" draw:type="round-rectangle" draw:modifiers="2731.034482758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9" draw:text-style-name="P1" draw:layer="layout" svg:width="6.142cm" svg:height="3.03cm" svg:x="2.286cm" svg:y="2.9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20" draw:text-style-name="P8" draw:layer="layout" svg:width="4.641cm" svg:height="2.447cm" svg:x="3.088cm" svg:y="3.702cm">
            <draw:text-box>
              <text:p text:style-name="P7"><text:span text:style-name="T4"><text:s/></text:span><text:span text:style-name="T5">class User</text:span></text:p>
              <text:p text:style-name="P7"><text:span text:style-name="T5"><text:s text:c="2"/></text:span><text:span text:style-name="T6">publish</text:span><text:span text:style-name="T7"> do</text:span></text:p>
              <text:p text:style-name="P7"><text:span text:style-name="T7"><text:s text:c="3"/></text:span><text:span text:style-name="T7">field </text:span><text:span text:style-name="T5">:name</text:span></text:p>
              <text:p text:style-name="P7"><text:span text:style-name="T5"><text:s text:c="2"/></text:span><text:span text:style-name="T5">end</text:span></text:p>
              <text:p text:style-name="P7"><text:span text:style-name="T5"><text:s/></text:span><text:span text:style-name="T5">end</text:span></text:p>
            </draw:text-box>
          </draw:frame>
          <draw:frame draw:style-name="gr21" draw:text-style-name="P1" draw:layer="layout" svg:width="3.3cm" svg:height="0.807cm" svg:x="3.91cm" svg:y="2.811cm">
            <draw:text-box>
              <text:p text:style-name="P1"><text:span text:style-name="T8">App Models</text:span></text:p>
            </draw:text-box>
          </draw:frame>
        </draw:g>
        <draw:g>
          <draw:g>
            <draw:custom-shape draw:style-name="gr9" draw:text-style-name="P5" draw:layer="layout" svg:width="3.614cm" svg:height="2.588cm" svg:x="11.124cm" svg:y="10.788cm">
              <text:p text:style-name="P1"><text:span text:style-name="T1"/></text:p>
              <text:p text:style-name="P1"><text:span text:style-name="T9"/></text:p>
              <text:p text:style-name="P1"><text:span text:style-name="T2"/></text:p>
              <draw:enhanced-geometry svg:viewBox="0 0 88 21600" draw:glue-points="44 ?f6 44 0 0 10800 44 21600 88 10800" draw:text-areas="0 ?f6 88 ?f3" draw:type="can" draw:modifiers="3017.4126906050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22" draw:text-style-name="P1" draw:layer="layout" svg:x1="12.609cm" svg:y1="12.459cm" svg:x2="12.609cm" svg:y2="13.316cm">
              <text:p/>
            </draw:line>
            <draw:line draw:style-name="gr23" draw:text-style-name="P1" draw:layer="layout" svg:x1="11.898cm" svg:y1="12.896cm" svg:x2="14.365cm" svg:y2="12.896cm">
              <text:p/>
            </draw:line>
            <draw:custom-shape draw:style-name="gr24" draw:text-style-name="P9" draw:layer="layout" svg:width="1.131cm" svg:height="0.562cm" svg:x="11.599cm" svg:y="12.333cm">
              <text:p text:style-name="P1"><text:span text:style-name="T10">ID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9" draw:layer="layout" svg:width="1.131cm" svg:height="0.562cm" svg:x="12.972cm" svg:y="12.333cm">
              <text:p text:style-name="P1"><text:span text:style-name="T10">Version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4.302cm" svg:height="1.361cm" svg:x="10.824cm" svg:y="11.096cm">
            <draw:text-box>
              <text:p text:style-name="P1"><text:span text:style-name="T1">Pub's Version</text:span></text:p>
              <text:p text:style-name="P1"><text:span text:style-name="T1">Store</text:span></text:p>
            </draw:text-box>
          </draw:frame>
        </draw:g>
        <draw:line draw:style-name="gr11" draw:text-style-name="P1" draw:layer="layout" svg:x1="12.738cm" svg:y1="6.756cm" svg:x2="12.738cm" svg:y2="10.722cm">
          <text:p/>
        </draw:line>
        <draw:custom-shape draw:style-name="gr18" draw:text-style-name="P1" draw:layer="layout" svg:width="3.667cm" svg:height="2.739cm" svg:x="28.101cm" svg:y="3.382cm">
          <text:p/>
          <draw:enhanced-geometry svg:viewBox="0 0 21600 21600" draw:path-stretchpoint-x="10800" draw:path-stretchpoint-y="10800" draw:text-areas="?f3 ?f4 ?f5 ?f6" draw:type="round-rectangle" draw:modifiers="2731.03448275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62cm" svg:height="3.091cm" svg:x="27.901cm" svg:y="3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31.03448275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19" draw:text-style-name="P1" draw:layer="layout" svg:width="5.163cm" svg:height="4.352cm" svg:x="27.163cm" svg:y="2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6" draw:layer="layout" svg:width="5.563cm" svg:height="1.768cm" svg:x="26.985cm" svg:y="2.607cm">
              <draw:text-box>
                <text:p text:style-name="P1"><text:span text:style-name="T11">App Models</text:span></text:p>
              </draw:text-box>
            </draw:frame>
          </draw:g>
        </draw:g>
        <draw:frame draw:style-name="gr26" draw:text-style-name="P8" draw:layer="layout" svg:width="4.34cm" svg:height="3.447cm" svg:x="27.682cm" svg:y="3.482cm">
          <draw:text-box>
            <text:p text:style-name="P10"><text:span text:style-name="T12"><text:s/></text:span><text:span text:style-name="T13">class User</text:span></text:p>
            <text:p text:style-name="P10"><text:span text:style-name="T13"><text:s text:c="2"/></text:span><text:span text:style-name="T14">subscribe</text:span><text:span text:style-name="T15"> do</text:span></text:p>
            <text:p text:style-name="P10"><text:span text:style-name="T15"><text:s text:c="3"/></text:span><text:span text:style-name="T15">field </text:span><text:span text:style-name="T13">:name</text:span></text:p>
            <text:p text:style-name="P10"><text:span text:style-name="T13"><text:s text:c="2"/></text:span><text:span text:style-name="T13">end</text:span></text:p>
            <text:p text:style-name="P10"><text:span text:style-name="T13"><text:s text:c="2"/></text:span><text:span text:style-name="T13">before_create</text:span></text:p>
            <text:p text:style-name="P10"><text:span text:style-name="T13"><text:s text:c="3"/></text:span><text:span text:style-name="T13">{ … }</text:span></text:p>
            <text:p text:style-name="P10"><text:span text:style-name="T13"><text:s/></text:span><text:span text:style-name="T13">end</text:span></text:p>
          </draw:text-box>
        </draw:frame>
        <draw:line draw:style-name="gr11" draw:text-style-name="P1" draw:layer="layout" svg:x1="23.164cm" svg:y1="6.637cm" svg:x2="23.164cm" svg:y2="10.775cm">
          <text:p/>
        </draw:line>
        <draw:line draw:style-name="gr11" draw:text-style-name="P1" draw:layer="layout" svg:x1="29.608cm" svg:y1="6.833cm" svg:x2="29.608cm" svg:y2="7.675cm">
          <text:p/>
        </draw:line>
        <draw:line draw:style-name="gr11" draw:text-style-name="P1" draw:layer="layout" svg:x1="27.082cm" svg:y1="8.115cm" svg:x2="24.837cm" svg:y2="4.813cm">
          <text:p/>
        </draw:line>
        <draw:frame draw:style-name="gr27" draw:text-style-name="P3" draw:layer="layout" svg:width="5.776cm" svg:height="1.673cm" svg:x="15.04cm" svg:y="5.839cm">
          <draw:text-box>
            <text:p text:style-name="P1"><text:span text:style-name="T3">reliable, potentially slow</text:span></text:p>
            <text:p text:style-name="P1"><text:span text:style-name="T3">(e.g., Kafka, </text:span></text:p>
            <text:p text:style-name="P1"><text:span text:style-name="T3">RabbitMQ, SQS)</text:span></text:p>
          </draw:text-box>
        </draw:frame>
        <draw:line draw:style-name="gr5" draw:text-style-name="P1" draw:layer="layout" svg:x1="17.861cm" svg:y1="5.402cm" svg:x2="17.511cm" svg:y2="5.956cm">
          <text:p/>
        </draw:line>
        <draw:line draw:style-name="gr5" draw:text-style-name="P1" draw:layer="layout" svg:x1="15.615cm" svg:y1="12.814cm" svg:x2="14.538cm" svg:y2="12.814cm">
          <text:p/>
        </draw:line>
        <draw:frame draw:style-name="gr28" draw:text-style-name="P11" draw:layer="layout" svg:width="4.905cm" svg:height="1.199cm" svg:x="15.494cm" svg:y="12.017cm">
          <draw:text-box>
            <text:p text:style-name="P1"><text:span text:style-name="T3">fast, sharded, can fail</text:span></text:p>
            <text:p text:style-name="P1"><text:span text:style-name="T3">(e.g., Redis)</text:span></text:p>
          </draw:text-box>
        </draw:frame>
        <draw:line draw:style-name="gr5" draw:text-style-name="P1" draw:layer="layout" svg:x1="21.343cm" svg:y1="12.779cm" svg:x2="19.934cm" svg:y2="12.779cm">
          <text:p/>
        </draw:line>
        <draw:custom-shape draw:style-name="gr29" draw:text-style-name="P5" draw:layer="layout" svg:width="5.866cm" svg:height="0.596cm" svg:x="2.462cm" svg:y="1.521cm">
          <text:p text:style-name="P5"><text:span text:style-name="T1">App Controllers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0cm" svg:y1="2.076cm" svg:x2="2.562cm" svg:y2="2.076cm">
          <text:p/>
        </draw:line>
        <draw:line draw:style-name="gr5" draw:text-style-name="P1" draw:layer="layout" svg:x1="16.002cm" svg:y1="2.949cm" svg:x2="15.359cm" svg:y2="4.71cm">
          <text:p/>
        </draw:line>
        <draw:frame draw:style-name="gr27" draw:text-style-name="P12" draw:layer="layout" svg:width="4.512cm" svg:height="1.673cm" svg:x="15.546cm" svg:y="1.576cm">
          <draw:text-box>
            <text:p text:style-name="P1"><text:span text:style-name="T16">write messages</text:span></text:p>
            <text:p text:style-name="P1"><text:span text:style-name="T16">(marshalled models, dependencies)</text:span></text:p>
          </draw:text-box>
        </draw:frame>
        <draw:frame draw:style-name="gr3" draw:text-style-name="P13" draw:layer="layout" svg:width="2.794cm" svg:height="1.361cm" svg:x="-0.394cm" svg:y="0.598cm">
          <draw:text-box>
            <text:p text:style-name="P1"><text:span text:style-name="T17">HTTP requests</text:span></text:p>
          </draw:text-box>
        </draw:frame>
        <draw:line draw:style-name="gr11" draw:text-style-name="P1" draw:layer="layout" svg:x1="11.016cm" svg:y1="4.578cm" svg:x2="7.384cm" svg:y2="4.578cm">
          <text:p/>
        </draw:line>
        <draw:frame draw:style-name="gr27" draw:text-style-name="P9" draw:layer="layout" svg:width="3.739cm" svg:height="1.673cm" svg:x="7.845cm" svg:y="2.95cm">
          <draw:text-box>
            <text:p text:style-name="P1"><text:span text:style-name="T10">get</text:span></text:p>
            <text:p text:style-name="P1"><text:span text:style-name="T10">published attributes</text:span></text:p>
          </draw:text-box>
        </draw:frame>
        <draw:frame draw:style-name="gr31" draw:text-style-name="P14" draw:layer="layout" svg:width="2.957cm" svg:height="1.673cm" svg:x="9.206cm" svg:y="7.172cm">
          <draw:text-box>
            <text:p text:style-name="P10"><text:span text:style-name="T10"><text:s text:c="5"/></text:span><text:span text:style-name="T10">get</text:span></text:p>
            <text:p text:style-name="P1"><text:span text:style-name="T10"><text:s text:c="2"/></text:span><text:span text:style-name="T10">read,written</text:span></text:p>
            <text:p text:style-name="P10"><text:span text:style-name="T10">objects</text:span></text:p>
          </draw:text-box>
        </draw:frame>
        <draw:custom-shape draw:style-name="gr10" draw:text-style-name="P5" draw:layer="layout" svg:width="3.647cm" svg:height="4.026cm" svg:x="21.19cm" svg:y="2.611cm">
          <text:p text:style-name="P1"><text:span text:style-name="T1">Synapse</text:span></text:p>
          <text:p text:style-name="P1"><text:span text:style-name="T1">Subscriber</text:span></text:p>
          <text:p text:style-name="P1"><text:span text:style-name="T9"/></text:p>
          <text:p text:style-name="P1"><text:span text:style-name="T2">(unmarshal</text:span></text:p>
          <text:p text:style-name="P1"><text:span text:style-name="T2">models,</text:span></text:p>
          <text:p text:style-name="P1"><text:span text:style-name="T2">enforce</text:span></text:p>
          <text:p text:style-name="P1"><text:span text:style-name="T2">dependencies)</text:span></text:p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2.081cm" svg:height="1.673cm" svg:x="12.807cm" svg:y="8.373cm">
          <draw:text-box>
            <text:p><text:span text:style-name="T10">get, inc</text:span></text:p>
            <text:p><text:span text:style-name="T10">object</text:span></text:p>
            <text:p><text:span text:style-name="T10">versions</text:span></text:p>
          </draw:text-box>
        </draw:frame>
        <draw:line draw:style-name="gr11" draw:text-style-name="P1" draw:layer="layout" svg:x1="5.351cm" svg:y1="2.152cm" svg:x2="5.351cm" svg:y2="2.886cm">
          <text:p/>
        </draw:line>
        <draw:frame draw:style-name="gr27" draw:text-style-name="P9" draw:layer="layout" svg:width="3.739cm" svg:height="1.673cm" svg:x="24.22cm" svg:y="3.032cm">
          <draw:text-box>
            <text:p text:style-name="P1"><text:span text:style-name="T10">set</text:span></text:p>
            <text:p text:style-name="P1"><text:span text:style-name="T10">published attributes</text:span></text:p>
          </draw:text-box>
        </draw:frame>
        <draw:line draw:style-name="gr33" draw:text-style-name="P1" draw:layer="layout" svg:x1="27.901cm" svg:y1="4.705cm" svg:x2="24.813cm" svg:y2="4.705cm">
          <text:p/>
        </draw:line>
        <draw:line draw:style-name="gr12" draw:text-style-name="P1" draw:layer="layout" svg:x1="19.825cm" svg:y1="4.64cm" svg:x2="21.095cm" svg:y2="4.64cm">
          <text:p/>
        </draw:line>
        <draw:line draw:style-name="gr11" draw:text-style-name="P1" draw:layer="layout" svg:x1="11.016cm" svg:y1="4.524cm" svg:x2="8.428cm" svg:y2="7.68cm">
          <text:p/>
        </draw:line>
        <draw:frame draw:style-name="gr34" draw:text-style-name="P9" draw:layer="layout" svg:width="2.548cm" svg:height="1.199cm" svg:x="7.92cm" svg:y="4.845cm">
          <draw:text-box>
            <text:p text:style-name="P1"><text:span text:style-name="T10"><text:s text:c="11"/></text:span><text:span text:style-name="T10">find objects</text:span></text:p>
          </draw:text-box>
        </draw:frame>
        <draw:line draw:style-name="gr11" draw:text-style-name="P1" draw:layer="layout" svg:x1="5.451cm" svg:y1="7.452cm" svg:x2="5.451cm" svg:y2="8.186cm">
          <text:p/>
        </draw:line>
        <draw:line draw:style-name="gr11" draw:text-style-name="P1" draw:layer="layout" svg:x1="5.451cm" svg:y1="8.952cm" svg:x2="5.451cm" svg:y2="9.686cm">
          <text:p/>
        </draw:line>
        <draw:g>
          <draw:custom-shape draw:style-name="gr7" draw:text-style-name="P5" draw:layer="layout" svg:width="5.334cm" svg:height="0.591cm" svg:x="27.082cm" svg:y="7.675cm">
            <text:p text:style-name="P5"><text:span text:style-name="T1">ORM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7" draw:text-style-name="P15" draw:layer="layout" svg:width="4.402cm" svg:height="1.673cm" svg:x="22.68cm" svg:y="6.699cm">
          <draw:text-box>
            <text:p text:style-name="P10"><text:span text:style-name="T10"><text:s text:c="8"/></text:span><text:span text:style-name="T10">create, find, </text:span></text:p>
            <text:p text:style-name="P10"><text:span text:style-name="T10"><text:s text:c="9"/></text:span><text:span text:style-name="T10">save, destroy <text:s text:c="23"/>objects</text:span></text:p>
          </draw:text-box>
        </draw:frame>
        <draw:custom-shape draw:style-name="gr1" draw:text-style-name="P1" draw:layer="layout" svg:width="3.102cm" svg:height="2.21cm" svg:x="29.308cm" svg:y="10.737cm">
          <text:p/>
          <draw:enhanced-geometry svg:viewBox="0 0 88 21600" draw:glue-points="44 ?f6 44 0 0 10800 44 21600 88 10800" draw:text-areas="0 ?f6 88 ?f3" draw:type="can" draw:modifiers="7092.537313432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5" draw:layer="layout" svg:width="2.081cm" svg:height="1.673cm" svg:x="21.082cm" svg:y="7.455cm">
          <draw:text-box>
            <text:p text:style-name="P16"><text:span text:style-name="T10">get, inc</text:span></text:p>
            <text:p text:style-name="P16"><text:span text:style-name="T10">object</text:span></text:p>
            <text:p text:style-name="P16"><text:span text:style-name="T10">versions</text:span></text:p>
          </draw:text-box>
        </draw:frame>
        <draw:line draw:style-name="gr11" draw:text-style-name="P1" draw:layer="layout" svg:x1="8.328cm" svg:y1="2.038cm" svg:x2="11.015cm" svg:y2="2.95cm">
          <text:p/>
        </draw:line>
        <draw:frame draw:style-name="gr6" draw:text-style-name="P9" draw:layer="layout" svg:width="3.739cm" svg:height="0.725cm" svg:x="8.946cm" svg:y="1.751cm">
          <draw:text-box>
            <text:p text:style-name="P1"><text:span text:style-name="T10">update context</text:span></text:p>
          </draw:text-box>
        </draw:frame>
        <draw:g>
          <draw:g>
            <draw:custom-shape draw:style-name="gr9" draw:text-style-name="P5" draw:layer="layout" svg:width="3.614cm" svg:height="2.588cm" svg:x="21.41cm" svg:y="10.775cm">
              <text:p text:style-name="P1"><text:span text:style-name="T1"/></text:p>
              <text:p text:style-name="P1"><text:span text:style-name="T9"/></text:p>
              <text:p text:style-name="P1"><text:span text:style-name="T2"/></text:p>
              <draw:enhanced-geometry svg:viewBox="0 0 88 21600" draw:glue-points="44 ?f6 44 0 0 10800 44 21600 88 10800" draw:text-areas="0 ?f6 88 ?f3" draw:type="can" draw:modifiers="3017.4126906050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22" draw:text-style-name="P1" draw:layer="layout" svg:x1="22.883cm" svg:y1="12.397cm" svg:x2="22.883cm" svg:y2="13.254cm">
              <text:p/>
            </draw:line>
            <draw:line draw:style-name="gr23" draw:text-style-name="P1" draw:layer="layout" svg:x1="22.172cm" svg:y1="12.834cm" svg:x2="24.639cm" svg:y2="12.834cm">
              <text:p/>
            </draw:line>
            <draw:custom-shape draw:style-name="gr24" draw:text-style-name="P9" draw:layer="layout" svg:width="1.131cm" svg:height="0.562cm" svg:x="21.873cm" svg:y="12.271cm">
              <text:p text:style-name="P1"><text:span text:style-name="T10">ID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9" draw:layer="layout" svg:width="1.131cm" svg:height="0.562cm" svg:x="23.246cm" svg:y="12.271cm">
              <text:p text:style-name="P1"><text:span text:style-name="T10">Version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4.302cm" svg:height="1.361cm" svg:x="21.11cm" svg:y="11.083cm">
            <draw:text-box>
              <text:p text:style-name="P1"><text:span text:style-name="T1">Sub's Version</text:span></text:p>
              <text:p text:style-name="P1"><text:span text:style-name="T1">Store</text:span></text:p>
            </draw:text-box>
          </draw:frame>
        </draw:g>
        <draw:custom-shape draw:style-name="gr10" draw:text-style-name="P5" draw:layer="layout" svg:width="3.942cm" svg:height="4.026cm" svg:x="11.015cm" svg:y="2.73cm">
          <text:p text:style-name="P1"><text:span text:style-name="T1">Synapse</text:span></text:p>
          <text:p text:style-name="P1"><text:span text:style-name="T1">Publisher</text:span></text:p>
          <text:p text:style-name="P1"><text:span text:style-name="T9"/></text:p>
          <text:p text:style-name="P1"><text:span text:style-name="T2">(marshal</text:span></text:p>
          <text:p text:style-name="P1"><text:span text:style-name="T2">written models,</text:span></text:p>
          <text:p text:style-name="P1"><text:span text:style-name="T2">compile</text:span></text:p>
          <text:p text:style-name="P1"><text:span text:style-name="T2">dependencies)</text:span>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10.645cm" svg:height="12.676cm" svg:x="35.029cm" svg:y="0.078cm">
          <draw:text-box>
            <text:p text:style-name="P10"><text:span text:style-name="T18">{</text:span></text:p>
            <text:p text:style-name="P10"><text:span text:style-name="T19"><text:s text:c="2"/></text:span><text:span text:style-name="T19">app: "socialapp",</text:span></text:p>
            <text:p text:style-name="P10"><text:span text:style-name="T19"><text:s text:c="2"/></text:span><text:span text:style-name="T19">operations: [</text:span></text:p>
            <text:p text:style-name="P10"><text:span text:style-name="T19"><text:s text:c="4"/></text:span><text:span text:style-name="T19">{</text:span></text:p>
            <text:p text:style-name="P10"><text:span text:style-name="T19"><text:s text:c="6"/></text:span><text:span text:style-name="T19">operation: "create",</text:span></text:p>
            <text:p text:style-name="P10"><text:span text:style-name="T19"><text:s text:c="6"/></text:span><text:span text:style-name="T19">type: [“StatusMessage", “Post”],</text:span></text:p>
            <text:p text:style-name="P10"><text:span text:style-name="T19"><text:s text:c="6"/></text:span><text:span text:style-name="T19">id: 100,</text:span></text:p>
            <text:p text:style-name="P10"><text:span text:style-name="T19"><text:s text:c="6"/></text:span><text:span text:style-name="T19">attributes: {</text:span></text:p>
            <text:p text:style-name="P10"><text:span text:style-name="T19"><text:s text:c="8"/></text:span><text:span text:style-name="T19">updated_at: “05/01/14 23:59:00”, <text:s text:c="3"/></text:span></text:p>
            <text:p text:style-name="P10"><text:span text:style-name="T19"><text:s text:c="8"/></text:span><text:span text:style-name="T19">content: "I like cats!",</text:span></text:p>
            <text:p text:style-name="P10"><text:span text:style-name="T19"><text:s text:c="8"/></text:span><text:span text:style-name="T19">user_id: 5</text:span></text:p>
            <text:p text:style-name="P10"><text:span text:style-name="T19"><text:s text:c="6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2"/></text:span><text:span text:style-name="T19">],</text:span></text:p>
            <text:p><text:span text:style-name="T19"><text:s text:c="2"/></text:span><text:span text:style-name="T19">dependencies: {</text:span></text:p>
            <text:p><text:span text:style-name="T19"><text:s text:c="4"/></text:span><text:span text:style-name="T19">"socialapp/posts/id/100”: 0,</text:span></text:p>
            <text:p><text:span text:style-name="T19"><text:s text:c="4"/></text:span><text:span text:style-name="T19">"socialapp/users/id/5”: 8</text:span></text:p>
            <text:p><text:span text:style-name="T19"><text:s text:c="2"/></text:span><text:span text:style-name="T19">},</text:span></text:p>
            <text:p><text:span text:style-name="T19"><text:s text:c="2"/></text:span><text:span text:style-name="T19">published_at: “05/01/14 23:59:00”,</text:span></text:p>
            <text:p><text:span text:style-name="T19"><text:s text:c="2"/></text:span><text:span text:style-name="T19">generation: 1</text:span></text:p>
            <text:p><text:span text:style-name="T19">}</text:span></text:p>
          </draw:text-box>
        </draw:frame>
        <draw:custom-shape draw:style-name="gr36" draw:text-style-name="P18" draw:layer="layout" svg:width="10.029cm" svg:height="13.03cm" svg:x="34.929cm" svg:y="-0.022cm">
          <text:p/>
          <draw:enhanced-geometry svg:viewBox="0 0 21600 21600" draw:path-stretchpoint-x="10800" draw:path-stretchpoint-y="10800" draw:text-areas="?f3 ?f4 ?f5 ?f6" draw:type="round-rectangle" draw:modifiers="901.730293875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9" draw:layer="layout" svg:width="9.652cm" svg:height="0.962cm" svg:x="13.052cm" svg:y="13.299cm">
          <draw:text-box>
            <text:p><text:span text:style-name="T20">(a) The Synapse Architecture</text:span></text:p>
          </draw:text-box>
        </draw:frame>
        <draw:frame draw:style-name="gr37" draw:text-style-name="P19" draw:layer="layout" svg:width="9.73cm" svg:height="0.962cm" svg:x="35.452cm" svg:y="13.294cm">
          <draw:text-box>
            <text:p><text:span text:style-name="T20">(b) Sample Write Message</text:span></text:p>
          </draw:text-box>
        </draw:frame>
        <draw:line draw:style-name="gr5" draw:text-style-name="P1" draw:layer="layout" svg:x1="33.782cm" svg:y1="0.254cm" svg:x2="33.782cm" svg:y2="13.716cm">
          <text:p/>
        </draw:lin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7cm" fo:text-indent="0cm"/>
      <style:text-properties style:use-window-font-color="true" style:text-outline="false" style:text-line-through-style="none" fo:font-family="'Liberation Sans'" style:font-family-generic="roman" style:font-pitch="variable" fo:font-size="25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2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cm" fo:text-indent="0cm"/>
      <style:text-properties fo:font-size="1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1cm" fo:text-indent="0cm"/>
      <style:text-properties fo:font-size="15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5cm" fo:text-indent="0cm"/>
      <style:text-properties fo:font-size="15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5cm" fo:text-indent="0cm"/>
      <style:text-properties fo:font-size="15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5cm" fo:text-indent="0cm"/>
      <style:text-properties fo:font-size="15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5cm" fo:text-indent="0cm"/>
      <style:text-properties fo:font-size="15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5cm" fo:text-indent="0cm"/>
      <style:text-properties fo:font-size="15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4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212cm" fo:page-height="16.5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93cm" svg:x="1cm" svg:y="4.224cm"/>
      <draw:page-thumbnail draw:layer="backgroundobjects" svg:width="9.294cm" svg:height="3.393cm" svg:x="1cm" svg:y="12.272cm"/>
      <draw:page-thumbnail draw:layer="backgroundobjects" svg:width="9.294cm" svg:height="3.393cm" svg:x="1cm" svg:y="20.32cm"/>
      <draw:page-thumbnail draw:layer="backgroundobjects" svg:width="9.294cm" svg:height="3.393cm" svg:x="11.295cm" svg:y="4.224cm"/>
      <draw:page-thumbnail draw:layer="backgroundobjects" svg:width="9.294cm" svg:height="3.393cm" svg:x="11.295cm" svg:y="12.272cm"/>
      <draw:page-thumbnail draw:layer="backgroundobjects" svg:width="9.294cm" svg:height="3.393cm" svg:x="11.295cm" svg:y="20.32cm"/>
    </style:handout-master>
    <style:master-page style:name="Default" style:page-layout-name="PM1" draw:style-name="Mdp1">
      <draw:frame presentation:style-name="Default-title" draw:layer="backgroundobjects" svg:width="40.691cm" svg:height="2.757cm" svg:x="2.227cm" svg:y="0.65cm" presentation:class="title" presentation:placeholder="true">
        <draw:text-box/>
      </draw:frame>
      <draw:frame presentation:style-name="Default-outline1" draw:layer="backgroundobjects" svg:width="39.788cm" svg:height="9.575cm" svg:x="2.227cm" svg:y="3.852cm" presentation:class="outline" presentation:placeholder="true">
        <draw:text-box/>
      </draw:frame>
      <draw:frame presentation:style-name="Mpr1" draw:text-style-name="MP1" draw:layer="backgroundobjects" svg:width="10.532cm" svg:height="1.138cm" svg:x="2.227cm" svg:y="15.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4.334cm" svg:height="1.138cm" svg:x="15.435cm" svg:y="15.0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532cm" svg:height="1.138cm" svg:x="32.396cm" svg:y="15.0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ana Geambasu</meta:initial-creator>
    <meta:creation-date>2013-02-26T08:40:42</meta:creation-date>
    <dc:date>2014-05-01T15:52:05</dc:date>
    <meta:editing-duration>P5DT16H47M45S</meta:editing-duration>
    <meta:editing-cycles>289</meta:editing-cycles>
    <meta:generator>OpenOffice/4.1.0$Unix OpenOffice.org_project/410m18$Build-9764</meta:generator>
    <dc:creator>j b</dc:creator>
    <meta:document-statistic meta:object-count="144"/>
  </office:meta>
</office:document-meta>
</file>